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83c7" officeooo:paragraph-rsid="000b83c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83c7" officeooo:paragraph-rsid="000b83c7" style:font-weight-asian="bold" style:font-weight-complex="bold"/>
    </style:style>
    <style:style style:name="P3" style:family="paragraph" style:parent-style-name="Standard">
      <style:text-properties fo:font-size="11pt" officeooo:rsid="000b83c7" officeooo:paragraph-rsid="000b83c7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1pt" officeooo:rsid="000b83c7" officeooo:paragraph-rsid="000b83c7" style:font-size-asian="11pt" style:font-size-complex="11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1pt" officeooo:rsid="000b83c7" officeooo:paragraph-rsid="000b9928" style:font-size-asian="11pt" style:font-size-complex="11pt"/>
    </style:style>
    <style:style style:name="P6" style:family="paragraph" style:parent-style-name="Standard">
      <style:text-properties fo:font-size="11pt" officeooo:rsid="000b9928" officeooo:paragraph-rsid="000b9928" style:font-size-asian="11pt" style:font-size-complex="11pt"/>
    </style:style>
    <style:style style:name="P7" style:family="paragraph" style:parent-style-name="Standard">
      <style:text-properties fo:font-size="11pt" officeooo:rsid="000df479" officeooo:paragraph-rsid="000df479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df479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f560c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1pt" officeooo:rsid="000f560c" officeooo:paragraph-rsid="000f560c" style:font-size-asian="11pt" style:font-size-complex="11pt"/>
    </style:style>
    <style:style style:name="P11" style:family="paragraph" style:parent-style-name="Standard">
      <style:text-properties fo:font-size="11pt" style:text-underline-style="solid" style:text-underline-width="auto" style:text-underline-color="font-color" officeooo:rsid="000b9928" officeooo:paragraph-rsid="000b9928" style:font-size-asian="11pt" style:font-size-complex="11pt"/>
    </style:style>
    <style:style style:name="P12" style:family="paragraph" style:parent-style-name="Standard">
      <style:text-properties fo:font-size="11pt" style:text-underline-style="solid" style:text-underline-width="auto" style:text-underline-color="font-color" officeooo:rsid="000df479" officeooo:paragraph-rsid="000df479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1pt" style:text-underline-style="solid" style:text-underline-width="auto" style:text-underline-color="font-color" fo:font-weight="normal" officeooo:rsid="001304a5" officeooo:paragraph-rsid="001304a5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16a724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83c7" officeooo:paragraph-rsid="000b83c7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df479" officeooo:paragraph-rsid="000df479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304a5" officeooo:paragraph-rsid="001304a5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304a5" officeooo:paragraph-rsid="0014ad94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4ad94" officeooo:paragraph-rsid="0014ad94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79625" officeooo:paragraph-rsid="00179625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83c7" officeooo:paragraph-rsid="000f560c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9928" officeooo:paragraph-rsid="000b9928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f560c" officeooo:paragraph-rsid="000f560c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304a5" officeooo:paragraph-rsid="001304a5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4ad94" officeooo:paragraph-rsid="0014ad94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style:text-underline-style="solid" style:text-underline-width="auto" style:text-underline-color="font-color" fo:font-weight="normal" officeooo:rsid="000b9928" officeooo:paragraph-rsid="000b9928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304a5" officeooo:paragraph-rsid="001304a5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87fa4" officeooo:paragraph-rsid="00187fa4" style:font-size-asian="11pt" style:font-weight-asian="normal" style:font-size-complex="11pt" style:font-weight-complex="normal"/>
    </style:style>
    <style:style style:name="T1" style:family="text">
      <style:text-properties officeooo:rsid="000b83c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560c" style:font-weight-asian="bold" style:font-weight-complex="bold"/>
    </style:style>
    <style:style style:name="T5" style:family="text">
      <style:text-properties fo:font-weight="bold" officeooo:rsid="00110f62" style:font-weight-asian="bold" style:font-weight-complex="bold"/>
    </style:style>
    <style:style style:name="T6" style:family="text">
      <style:text-properties officeooo:rsid="0014ad94"/>
    </style:style>
    <style:style style:name="T7" style:family="text">
      <style:text-properties officeooo:rsid="0016a724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to git a Chronojump</text:p>
      <text:p text:style-name="P1"/>
      <text:p text:style-name="P3">Et poses a treballar, mirar com estàs: <text:s/><text:span text:style-name="T3">git diff</text:span></text:p>
      <text:p text:style-name="P3"/>
      <text:p text:style-name="P11">A) <text:span text:style-name="T1">diu </text:span>que hi ha coses i vols<text:span text:style-name="T1"> fer un commit</text:span></text:p>
      <text:p text:style-name="P6"/>
      <text:p text:style-name="P17">git commit -a</text:p>
      <text:p text:style-name="P4">si no diu res és pq no tens res o pq ja has fet commit i ho has pujat o no</text:p>
      <text:p text:style-name="P4"/>
      <text:p text:style-name="P4">baixar el que hi hagi:</text:p>
      <text:p text:style-name="P17">git pull --rebase</text:p>
      <text:p text:style-name="P4"/>
      <text:p text:style-name="P4">el rebase cal pq potser sí que tenies un commit ho sincronitza tot bé</text:p>
      <text:p text:style-name="P8">si hi ha problemes de merge anar a: <text:span text:style-name="T2">Problemes de merge</text:span></text:p>
      <text:p text:style-name="P4"/>
      <text:p text:style-name="P4">amb git log o git show pots saber si tens algo per pujar, o pots consultar el gitg pujar amb:</text:p>
      <text:p text:style-name="P17">git push</text:p>
      <text:p text:style-name="P4"/>
      <text:p text:style-name="P4">si un vol pujar troços d’arxiu pot fer:</text:p>
      <text:p text:style-name="P17">git commit arxiu -p</text:p>
      <text:p text:style-name="P17"/>
      <text:p text:style-name="P24">o també de múltiples arxius:</text:p>
      <text:p text:style-name="P15">git commit -p</text:p>
      <text:p text:style-name="P15"/>
      <text:p text:style-name="P28">B) diu que hi ha coses i no vols fer commit</text:p>
      <text:p text:style-name="P14"/>
      <text:p text:style-name="P24">Mires si tens coses ja stashed:</text:p>
      <text:p text:style-name="P15">git stash list </text:p>
      <text:p text:style-name="P15"/>
      <text:p text:style-name="P24">Si no en tens fas un git stash</text:p>
      <text:p text:style-name="P15">git stash</text:p>
      <text:p text:style-name="P15"/>
      <text:p text:style-name="P24">baixes el codi sincronitzant amb els teus commits</text:p>
      <text:p text:style-name="P15">git pull --rebase</text:p>
      <text:p text:style-name="P15"/>
      <text:p text:style-name="P24">puges commits que tinguis per pujar</text:p>
      <text:p text:style-name="P15">git push</text:p>
      <text:p text:style-name="P15"/>
      <text:p text:style-name="P24">recuperes les teves coses que tinguis a mitges</text:p>
      <text:p text:style-name="P16">git stash <text:span text:style-name="T7">pop</text:span> <text:span text:style-name="T7">(sense deixar còpia del stash, recomenat.)</text:span></text:p>
      <text:p text:style-name="P15">git stash apply <text:span text:style-name="T7">(deixant còpia del stash per un futur)</text:span></text:p>
      <text:p text:style-name="P15"/>
      <text:p text:style-name="P22"><text:span text:style-name="T8">encara millor usant autostash:</text:span><text:line-break/>https://cscheng.info/2017/01/26/git-tip-autostash-with-git-pull-rebase.html</text:p>
      <text:p text:style-name="P5"/>
      <text:p text:style-name="P12">Problemes de merge</text:p>
      <text:p text:style-name="P7"/>
      <text:p text:style-name="P8">Et diu que s’ha de resoldre conflictes. Obres l’arxiu o arxius que et diu que estan afectats</text:p>
      <text:p text:style-name="P8">Cerques ====== <text:s text:c="4"/>Resols problemes (HEAD) és el que hi ha al servidor</text:p>
      <text:p text:style-name="P8"/>
      <text:p text:style-name="P18">git add nom_arxiu</text:p>
      <text:p text:style-name="P18">git rebase -- continue</text:p>
      <text:p text:style-name="P18">git push</text:p>
      <text:p text:style-name="P4"/>
      <text:p text:style-name="P10">Has fet <text:span text:style-name="T2">canvis a un arxiu però ja no els vols</text:span> i no vols ni guardar-los a stash</text:p>
      <text:p text:style-name="P10"/>
      <text:p text:style-name="P9"><text:span text:style-name="T3">git </text:span><text:span text:style-name="T5">checkout</text:span><text:span text:style-name="T3"> -- </text:span><text:span text:style-name="T4">arxiu</text:span></text:p>
      <text:p text:style-name="P23"><text:soft-page-break/></text:p>
      <text:p text:style-name="P25">Anirem actualitzant això quan fem un ús més avançat (branches, ...)</text:p>
      <text:p text:style-name="P13">Merge with a remote branch <text:span text:style-name="T6">(but do not do it with my laptop, because has problems fetching from github)</text:span></text:p>
      <text:p text:style-name="P26"/>
      <text:p text:style-name="P26"><text:span text:style-name="T3">git remote add ylatuya </text:span><text:a xlink:type="simple" xlink:href="https://github.com/ylatuya/chronojump" text:style-name="Internet_20_link" text:visited-style-name="Visited_20_Internet_20_Link"><text:span text:style-name="T3">https://github.com/ylatuya/chronojump</text:span></text:a></text:p>
      <text:p text:style-name="P21">git fetch ylatuya</text:p>
      <text:p text:style-name="P19">git merge ylatuya/macos-pkg </text:p>
      <text:p text:style-name="P27">or</text:p>
      <text:p text:style-name="P20">git merge ylatuya/ma<text:span text:style-name="T6">inline</text:span></text:p>
      <text:p text:style-name="P26"/>
      <text:p text:style-name="P13">Problems with branchings</text:p>
      <text:p text:style-name="P26"/>
      <text:p text:style-name="P26">use gitg</text:p>
      <text:p text:style-name="P26"/>
      <text:p text:style-name="P30">Fer un patch dels canvis unstaged (a mode de backup)</text:p>
      <text:p text:style-name="P30">git diff &gt; chronojump.patch</text:p>
      <text:p text:style-name="P30">https://stackoverflow.com/a/1543886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xavier </meta:initial-creator>
    <meta:creation-date>2019-10-24T09:50:52.407348415</meta:creation-date>
    <dc:date>2022-06-01T14:32:02.303406882</dc:date>
    <meta:editing-duration>PT49M52S</meta:editing-duration>
    <meta:editing-cycles>12</meta:editing-cycles>
    <meta:generator>LibreOffice/7.2.7.2$Linux_X86_64 LibreOffice_project/20$Build-2</meta:generator>
    <meta:document-statistic meta:table-count="0" meta:image-count="0" meta:object-count="0" meta:page-count="2" meta:paragraph-count="48" meta:word-count="334" meta:character-count="1837" meta:non-whitespace-character-count="1546"/>
  </office:meta>
</office:document-meta>
</file>